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7.66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36];([.M36]+[.N36])/2;[.M36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9];([.M39]+[.N39])/2;[.M3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0];([.M40]+[.N40])/2;[.M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2];([.M42]+[.N42])/2;[.M42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45];([.M45]+[.N45])/2;[.M45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0];([.M50]+[.N50])/2;[.M5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1];([.M51]+[.N51])/2;[.M5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6];([.M56]+[.N56])/2;[.M5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59];([.M59]+[.N59])/2;[.M59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1];([.M61]+[.N61])/2;[.M6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2];([.M62]+[.N62])/2;[.M6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4];([.M64]+[.N64])/2;[.M6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7];([.M67]+[.N67])/2;[.M6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9];([.M69]+[.N69])/2;[.M6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1];([.M71]+[.N71])/2;[.M7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2];([.M72]+[.N72])/2;[.M7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4];([.M74]+[.N74])/2;[.M74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1];([.M81]+[.N81])/2;[.M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3];([.M83]+[.N83])/2;[.M8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5];([.M95]+[.N95])/2;[.M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98];([.M98]+[.N98])/2;[.M98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3];([.M103]+[.N103])/2;[.M10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0];([.M110]+[.N110])/2;[.M110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1];([.M111]+[.N111])/2;[.M11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5];([.M115]+[.N115])/2;[.M115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6];([.M116]+[.N116])/2;[.M11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7];([.M117]+[.N117])/2;[.M11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2];([.M122]+[.N122])/2;[.M12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3];([.M123]+[.N123])/2;[.M1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4];([.M124]+[.N124])/2;[.M1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6];([.M126]+[.N126])/2;[.M1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7];([.M127]+[.N127])/2;[.M1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9];([.M129]+[.N129])/2;[.M12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2];([.M132]+[.N132])/2;[.M13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3];([.M133]+[.N133])/2;[.M13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4];([.M134]+[.N134])/2;[.M13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5];([.M135]+[.N135])/2;[.M13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6];([.M136]+[.N136])/2;[.M13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7];([.M137]+[.N137])/2;[.M13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8];([.M138]+[.N138])/2;[.M13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9];([.M139]+[.N139])/2;[.M13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0];([.M140]+[.N140])/2;[.M14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1];([.M141]+[.N141])/2;[.M14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2];([.M142]+[.N142])/2;[.M14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3];([.M143]+[.N143])/2;[.M14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4];([.M144]+[.N144])/2;[.M1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6];([.M146]+[.N146])/2;[.M14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7];([.M147]+[.N147])/2;[.M14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8];([.M148]+[.N148])/2;[.M14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9];([.M149]+[.N149])/2;[.M1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0];([.M150]+[.N150])/2;[.M15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1];([.M151]+[.N151])/2;[.M15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2];([.M152]+[.N152])/2;[.M15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3];([.M153]+[.N153])/2;[.M15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4];([.M154]+[.N154])/2;[.M15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5];([.M155]+[.N155])/2;[.M1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6];([.M156]+[.N156])/2;[.M15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7];([.M157]+[.N157])/2;[.M15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8];([.M158]+[.N158])/2;[.M15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9];([.M159]+[.N159])/2;[.M1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0];([.M160]+[.N160])/2;[.M1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1];([.M161]+[.N161])/2;[.M16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3];([.M163]+[.N163])/2;[.M16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4];([.M164]+[.N164])/2;[.M16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5];([.M165]+[.N165])/2;[.M16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6];([.M166]+[.N166])/2;[.M16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7];([.M167]+[.N167])/2;[.M16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8];([.M168]+[.N168])/2;[.M16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69];([.M169]+[.N169])/2;[.M16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0];([.M170]+[.N170])/2;[.M17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1];([.M171]+[.N171])/2;[.M17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2];([.M172]+[.N172])/2;[.M17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3];([.M173]+[.N173])/2;[.M17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4];([.M174]+[.N174])/2;[.M17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5];([.M175]+[.N175])/2;[.M17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6];([.M176]+[.N176])/2;[.M17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7];([.M177]+[.N177])/2;[.M17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8];([.M178]+[.N178])/2;[.M17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179];([.M179]+[.N179])/2;[.M17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1];([.M181]+[.N181])/2;[.M1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2];([.M182]+[.N182])/2;[.M18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3];([.M183]+[.N183])/2;[.M1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4];([.M184]+[.N184])/2;[.M1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6];([.M186]+[.N186])/2;[.M1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7];([.M187]+[.N187])/2;[.M1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8];([.M188]+[.N188])/2;[.M1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9];([.M189]+[.N189])/2;[.M18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90];([.M190]+[.N190])/2;[.M1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91];([.M191]+[.N191])/2;[.M19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3];([.M193]+[.N193])/2;[.M1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4];([.M194]+[.N194])/2;[.M1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5];([.M195]+[.N195])/2;[.M1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6];([.M196]+[.N196])/2;[.M1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7];([.M197]+[.N197])/2;[.M1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8];([.M198]+[.N198])/2;[.M1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9];([.M199]+[.N199])/2;[.M1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0];([.M200]+[.N200])/2;[.M2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1];([.M201]+[.N201])/2;[.M20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2];([.M202]+[.N202])/2;[.M2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3];([.M203]+[.N203])/2;[.M2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5];([.M205]+[.N205])/2;[.M2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6];([.M206]+[.N206])/2;[.M2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7];([.M207]+[.N207])/2;[.M2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8];([.M208]+[.N208])/2;[.M20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9];([.M209]+[.N209])/2;[.M20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0];([.M210]+[.N210])/2;[.M21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1];([.M211]+[.N211])/2;[.M21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3];([.M213]+[.N213])/2;[.M21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4];([.M214]+[.N214])/2;[.M21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6];([.M216]+[.N216])/2;[.M21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7];([.M217]+[.N217])/2;[.M21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8];([.M218]+[.N218])/2;[.M21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20];([.M220]+[.N220])/2;[.M22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21];([.M221]+[.N221])/2;[.M22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3];([.M223]+[.N223])/2;[.M2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4];([.M224]+[.N224])/2;[.M22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5];([.M225]+[.N225])/2;[.M225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6];([.M226]+[.N226])/2;[.M22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7];([.M227]+[.N227])/2;[.M22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8];([.M228]+[.N228])/2;[.M22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9];([.M229]+[.N229])/2;[.M2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0];([.M230]+[.N230])/2;[.M23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1];([.M231]+[.N231])/2;[.M23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2];([.M232]+[.N232])/2;[.M232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3];([.M233]+[.N233])/2;[.M2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4];([.M234]+[.N234])/2;[.M23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5];([.M235]+[.N235])/2;[.M23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6];([.M236]+[.N236])/2;[.M23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7];([.M237]+[.N237])/2;[.M23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8];([.M238]+[.N238])/2;[.M23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0];([.M240]+[.N240])/2;[.M24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1];([.M241]+[.N241])/2;[.M24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2];([.M242]+[.N242])/2;[.M24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3];([.M243]+[.N243])/2;[.M24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4];([.M244]+[.N244])/2;[.M24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45];([.M245]+[.N245])/2;[.M24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246];([.M246]+[.N246])/2;[.M24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7];([.M247]+[.N247])/2;[.M24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8];([.M248]+[.N248])/2;[.M24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9];([.M249]+[.N249])/2;[.M24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0];([.M250]+[.N250])/2;[.M25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1];([.M251]+[.N251])/2;[.M25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2];([.M252]+[.N252])/2;[.M25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3];([.M253]+[.N253])/2;[.M25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4];([.M254]+[.N254])/2;[.M25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5];([.M255]+[.N255])/2;[.M25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56];([.M256]+[.N256])/2;[.M25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table:formula="of:=IF([.N257];([.M257]+[.N257])/2;[.M257])" office:value-type="float" office:value="2.5" calcext:value-type="float">
            <text:p>2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8];([.M258]+[.N258])/2;[.M25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59];([.M259]+[.N259])/2;[.M2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 table:number-rows-repeated="1048316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1T15:06:31.420927245</dc:date>
    <dc:creator>Bruno Vellutini</dc:creator>
    <meta:editing-duration>P10DT17H58M32S</meta:editing-duration>
    <meta:editing-cycles>107</meta:editing-cycles>
    <meta:document-statistic meta:table-count="1" meta:cell-count="3141" meta:object-count="0"/>
  </office:meta>
</office:document-meta>
</file>